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3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svg:stroke-color="#ff0000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ulawah" table:style-name="ta1">
        <table:shapes>
          <draw:frame draw:z-index="0" draw:style-name="gr1" draw:text-style-name="P1" svg:width="6.2988in" svg:height="3.5429in" svg:x="3.9197in" svg:y="0.0921in">
            <draw:object draw:notify-on-update-of-ranges="Seulawah.A2:Seulawah.A12 Seulawah.B1:Seulawah.B1 Seulawah.B2:Seulawah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tik Point</text:p>
          </table:table-cell>
          <table:table-cell office:value-type="string" calcext:value-type="string">
            <text:p><text:s/>Error Horizontal (m)</text:p>
          </table:table-cell>
          <table:table-cell office:value-type="string" calcext:value-type="string">
            <text:p>toleransi Err</text:p>
          </table:table-cell>
        </table:table-row>
        <table:table-row table:style-name="ro1">
          <table:table-cell office:value-type="string" calcext:value-type="string">
            <text:p>0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0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0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00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m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200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400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00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00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0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2:.B12])" office:value-type="float" office:value="47" calcext:value-type="float">
            <text:p>47</text:p>
          </table:table-cell>
          <table:table-cell table:formula="of:=SUM([.C2:.C12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% error</text:p>
          </table:table-cell>
          <table:table-cell table:formula="of:=SUM(([.B13] - [.C13])/[.C13]*100)" office:value-type="float" office:value="-14.5454545454545" calcext:value-type="float">
            <text:p>-14.5454545454545</text:p>
          </table:table-cell>
          <table:table-cell/>
        </table:table-row>
      </table:table>
      <table:table table:name="Kota" table:style-name="ta1">
        <table:shapes>
          <draw:frame draw:z-index="0" draw:style-name="gr1" draw:text-style-name="P1" svg:width="6.2941in" svg:height="3.5453in" svg:x="6.3823in" svg:y="0.3661in">
            <draw:object draw:notify-on-update-of-ranges="Kota.A2:Kota.A12 Kota.B1:Kota.B1 Kota.B2:Kota.B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<text:s/>error horizontal (m)</text:p>
          </table:table-cell>
          <table:table-cell office:value-type="string" calcext:value-type="string">
            <text:p>toleransi Er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m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0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0m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00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00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00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00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00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00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0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formula="of:=SUM([.B2:.B12])" office:value-type="float" office:value="59" calcext:value-type="float">
            <text:p>59</text:p>
          </table:table-cell>
          <table:table-cell table:formula="of:=SUM([.C2:.C12])"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% error</text:p>
          </table:table-cell>
          <table:table-cell table:formula="of:=SUM(([.B13] - [.C13])/[.C13]*100)" office:value-type="float" office:value="7.27272727272727" calcext:value-type="float">
            <text:p>7.27272727272727</text:p>
          </table:table-cell>
          <table:table-cell table:number-columns-repeated="11"/>
        </table:table-row>
        <table:table-row table:style-name="ro1" table:number-rows-repeated="104856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Jantho" table:style-name="ta1">
        <table:shapes>
          <draw:frame draw:z-index="0" draw:style-name="gr2" draw:text-style-name="P1" svg:width="6.2941in" svg:height="3.5449in" svg:x="4.6705in" svg:y="0.1882in">
            <draw:object draw:notify-on-update-of-ranges="Jantho.A2:Jantho.A11 Jantho.B1:Jantho.B1 Jantho.B2:Jantho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<text:s/>error horizontal (m)</text:p>
          </table:table-cell>
          <table:table-cell office:value-type="string" calcext:value-type="string">
            <text:p>toleransi Err</text:p>
          </table:table-cell>
        </table:table-row>
        <table:table-row table:style-name="ro1">
          <table:table-cell office:value-type="string" calcext:value-type="string">
            <text:p>0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m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0m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0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00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m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200m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400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00m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00m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2:.B11])" office:value-type="float" office:value="143" calcext:value-type="float">
            <text:p>143</text:p>
          </table:table-cell>
          <table:table-cell table:formula="of:=SUM([.C2:.C12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% error</text:p>
          </table:table-cell>
          <table:table-cell table:formula="of:=SUM(([.B13]-[.C13])/[.C13]*100)" office:value-type="float" office:value="186" calcext:value-type="float">
            <text:p>1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inux Biolinum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Linux Biolinum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7:17:10.685527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30T17:47:23.025011580</dc:date>
    <meta:editing-duration>PT1H3M48S</meta:editing-duration>
    <meta:editing-cycles>8</meta:editing-cycles>
    <meta:generator>LibreOffice/7.0.5.2$Linux_X86_64 LibreOffice_project/00$Build-2</meta:generator>
    <meta:document-statistic meta:table-count="3" meta:cell-count="11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06cm" svg:y="0.316cm" chart:style-name="ch2">
          <text:p>Error MiniGPS+ Terhadap Trek Oregon 650</text:p>
        </chart:title>
        <chart:plot-area chart:style-name="ch3" table:cell-range-address="Seulawah.A1:Seulawah.B12" chart:data-source-has-labels="both" svg:x="1.331cm" svg:y="1.275cm" svg:width="14.349cm" svg:height="6.564cm">
          <chart:coordinate-region svg:x="1.767cm" svg:y="1.474cm" svg:width="13.395cm" svg:height="5.718cm"/>
          <chart:axis chart:dimension="x" chart:name="primary-x" chart:style-name="ch4" chartooo:axis-type="auto">
            <chartooo:date-scale/>
            <chart:title svg:x="7.112cm" svg:y="8.019cm" chart:style-name="ch5">
              <text:p>Point Pengukuran</text:p>
            </chart:title>
            <chart:categories table:cell-range-address="Seulawah.A2:Seulawah.A12"/>
          </chart:axis>
          <chart:axis chart:dimension="y" chart:name="primary-y" chart:style-name="ch4">
            <chart:title svg:x="0.451cm" svg:y="6.109cm" chart:style-name="ch6">
              <text:p>Error Horizontal (m)</text:p>
            </chart:title>
            <chart:grid chart:style-name="ch7" chart:class="major"/>
          </chart:axis>
          <chart:series chart:style-name="ch8" chart:values-cell-range-address="Seulawah.B2:Seulawah.B12" chart:label-cell-address="Seulawah.B1:Seulawah.B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Horizontal (m)</text:p>
                <draw:g>
                  <svg:desc>Seulawah.B1:Seulawa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m</text:p>
                <draw:g>
                  <svg:desc>Seulawah.A2:Seulawah.A12</svg:desc>
                </draw:g>
              </table:table-cell>
              <table:table-cell office:value-type="float" office:value="2">
                <text:p>2</text:p>
                <draw:g>
                  <svg:desc>Seulawah.B2:Seulawah.B12</svg:desc>
                </draw:g>
              </table:table-cell>
            </table:table-row>
            <table:table-row>
              <table:table-cell office:value-type="string">
                <text:p>200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0m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0m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0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0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0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0m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3.4cm" svg:y="0.316cm" chart:style-name="ch2">
          <text:p>Error MiniGPS+ Terhadap Trek Oregon 650</text:p>
        </chart:title>
        <chart:plot-area chart:style-name="ch3" table:cell-range-address="Kota.A2:Kota.B12 Kota.B1:Kota.B1" chart:data-source-has-labels="both" svg:x="1.33cm" svg:y="1.275cm" svg:width="14.339cm" svg:height="6.57cm">
          <chart:coordinate-region svg:x="1.951cm" svg:y="1.474cm" svg:width="13.2cm" svg:height="5.724cm"/>
          <chart:axis chart:dimension="x" chart:name="primary-x" chart:style-name="ch4" chartooo:axis-type="auto">
            <chartooo:date-scale/>
            <chart:title svg:x="7.106cm" svg:y="8.025cm" chart:style-name="ch5">
              <text:p>Point Pengukuran</text:p>
            </chart:title>
            <chart:categories table:cell-range-address="Kota.A2:Kota.A12"/>
          </chart:axis>
          <chart:axis chart:dimension="y" chart:name="primary-y" chart:style-name="ch4">
            <chart:title svg:x="0.451cm" svg:y="6.112cm" chart:style-name="ch6">
              <text:p>Error Horizontal (m)</text:p>
            </chart:title>
            <chart:grid chart:style-name="ch7" chart:class="major"/>
          </chart:axis>
          <chart:series chart:style-name="ch8" chart:values-cell-range-address="Kota.B2:Kota.B12" chart:label-cell-address="Kota.B1:Kota.B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horizontal (m)</text:p>
                <draw:g>
                  <svg:desc>Kota.B1:Ko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m</text:p>
                <draw:g>
                  <svg:desc>Kota.A2:Kota.A12</svg:desc>
                </draw:g>
              </table:table-cell>
              <table:table-cell office:value-type="float" office:value="28">
                <text:p>28</text:p>
                <draw:g>
                  <svg:desc>Kota.B2:Kota.B12</svg:desc>
                </draw:g>
              </table:table-cell>
            </table:table-row>
            <table:table-row>
              <table:table-cell office:value-type="string">
                <text:p>200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m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0m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0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0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0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0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0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0m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3.4cm" svg:y="0.316cm" chart:style-name="ch2">
          <text:p>Error MiniGPS+ Terhadap Trek Oregon 650</text:p>
        </chart:title>
        <chart:plot-area chart:style-name="ch3" table:cell-range-address="Jantho.A2:Jantho.B11 Jantho.B1:Jantho.B1" chart:data-source-has-labels="both" svg:x="1.33cm" svg:y="1.275cm" svg:width="14.339cm" svg:height="6.569cm">
          <chart:coordinate-region svg:x="1.951cm" svg:y="1.474cm" svg:width="13.2cm" svg:height="5.723cm"/>
          <chart:axis chart:dimension="x" chart:name="primary-x" chart:style-name="ch4" chartooo:axis-type="auto">
            <chartooo:date-scale/>
            <chart:title svg:x="7.106cm" svg:y="8.024cm" chart:style-name="ch5">
              <text:p>Point Pengukuran</text:p>
            </chart:title>
            <chart:categories table:cell-range-address="Jantho.A2:Jantho.A11"/>
          </chart:axis>
          <chart:axis chart:dimension="y" chart:name="primary-y" chart:style-name="ch4">
            <chart:title svg:x="0.451cm" svg:y="6.111cm" chart:style-name="ch6">
              <text:p>Error Horizontal (m)</text:p>
            </chart:title>
            <chart:grid chart:style-name="ch7" chart:class="major"/>
          </chart:axis>
          <chart:series chart:style-name="ch8" chart:values-cell-range-address="Jantho.B2:Jantho.B11" chart:label-cell-address="Jantho.B1:Jantho.B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horizontal (m)</text:p>
                <draw:g>
                  <svg:desc>Jantho.B1:Jantho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m</text:p>
                <draw:g>
                  <svg:desc>Jantho.A2:Jantho.A11</svg:desc>
                </draw:g>
              </table:table-cell>
              <table:table-cell office:value-type="float" office:value="14">
                <text:p>14</text:p>
                <draw:g>
                  <svg:desc>Jantho.B2:Jantho.B11</svg:desc>
                </draw:g>
              </table:table-cell>
            </table:table-row>
            <table:table-row>
              <table:table-cell office:value-type="string">
                <text:p>200m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0m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0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0m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0m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0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0m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0m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